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1cd2be"/>
    </style:style>
    <style:style style:name="P3" style:family="paragraph" style:parent-style-name="Standard">
      <style:paragraph-properties fo:text-align="justify" style:justify-single-word="false"/>
      <style:text-properties officeooo:paragraph-rsid="002d1985"/>
    </style:style>
    <style:style style:name="P4" style:family="paragraph" style:parent-style-name="Standard">
      <style:paragraph-properties fo:text-align="justify" style:justify-single-word="false"/>
      <style:text-properties officeooo:paragraph-rsid="003130f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2d1985" style:font-weight-asian="bold" style:font-weight-complex="bold"/>
    </style:style>
    <style:style style:name="P8" style:family="paragraph" style:parent-style-name="Standard">
      <style:text-properties officeooo:paragraph-rsid="001bd6e9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paragraph-rsid="002d198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paragraph-rsid="003130f0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bold" officeooo:rsid="001cd2be" officeooo:paragraph-rsid="001e0085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09ae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3df7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a164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b3227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77f71" officeooo:paragraph-rsid="0028563b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c5748" officeooo:paragraph-rsid="001c574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d2be" officeooo:paragraph-rsid="002a164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b4157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1985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601c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f94c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30934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3dbbb" officeooo:paragraph-rsid="0033dbbb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8f9ab" officeooo:paragraph-rsid="0038f9ab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d198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f94c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30934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0934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130f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5a94f" officeooo:paragraph-rsid="0035a94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751b4" officeooo:paragraph-rsid="003751b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3dbbb" officeooo:paragraph-rsid="0033dbb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9199b" officeooo:paragraph-rsid="0039199b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48" style:font-weight-asian="bold" style:font-weight-complex="bold"/>
    </style:style>
    <style:style style:name="T5" style:family="text">
      <style:text-properties fo:font-weight="bold" officeooo:rsid="002eff08" style:font-weight-asian="bold" style:font-weight-complex="bold"/>
    </style:style>
    <style:style style:name="T6" style:family="text">
      <style:text-properties fo:font-weight="bold" officeooo:rsid="002f94cb" style:font-weight-asian="bold" style:font-weight-complex="bold"/>
    </style:style>
    <style:style style:name="T7" style:family="text">
      <style:text-properties officeooo:rsid="001c9038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e0085"/>
    </style:style>
    <style:style style:name="T21" style:family="text">
      <style:text-properties officeooo:rsid="00209aed"/>
    </style:style>
    <style:style style:name="T22" style:family="text">
      <style:text-properties officeooo:rsid="00224f0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e0085" style:font-style-asian="italic" style:font-style-complex="italic"/>
    </style:style>
    <style:style style:name="T25" style:family="text">
      <style:text-properties fo:font-style="italic" officeooo:rsid="00209aed" style:font-style-asian="italic" style:font-style-complex="italic"/>
    </style:style>
    <style:style style:name="T26" style:family="text">
      <style:text-properties fo:font-style="italic" officeooo:rsid="00224f07" style:font-style-asian="italic" style:font-style-complex="italic"/>
    </style:style>
    <style:style style:name="T27" style:family="text">
      <style:text-properties fo:font-style="italic" officeooo:rsid="003287ce" style:font-style-asian="italic" style:font-style-complex="italic"/>
    </style:style>
    <style:style style:name="T28" style:family="text">
      <style:text-properties fo:color="#800000"/>
    </style:style>
    <style:style style:name="T29" style:family="text">
      <style:text-properties officeooo:rsid="002d1985"/>
    </style:style>
    <style:style style:name="T30" style:family="text">
      <style:text-properties officeooo:rsid="002eff08"/>
    </style:style>
    <style:style style:name="T31" style:family="text">
      <style:text-properties officeooo:rsid="002f9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Xibelly Eliseth Mosquera Escobar </text:p>
      <text:p text:style-name="P8">CC 1035428318 </text:p>
      <text:p text:style-name="P5">Solución <text:span text:style-name="T1">Tarea 4</text:span></text:p>
      <text:p text:style-name="P5"/>
      <text:p text:style-name="P5"/>
      <text:p text:style-name="P6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9">Punto 1) </text:p>
      <text:p text:style-name="P27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p>
      <text:p text:style-name="P26"/>
      <text:p text:style-name="P26"><text:span text:style-name="T2"><text:s/>-Para calcular la diferencia cuadrática media (</text:span><text:span text:style-name="T4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26"/>
      <text:p text:style-name="P26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26"/>
      <text:p text:style-name="P10">Punto <text:span text:style-name="T7">2</text:span>) </text:p>
      <text:p text:style-name="P2"><text:span text:style-name="T9">-Necesitamos generar 1000 números aleatorios uniformemente distribuidos entre el valor mínimo y máximo -</text:span><text:span text:style-name="T18">xmin</text:span><text:span text:style-name="T10"> y </text:span><text:span text:style-name="T18">xmax</text:span><text:span text:style-name="T9">- de la función interpolada que presenta el menor dms. Para <text:s/></text:span><text:span text:style-name="T10">ello cargamos los datos interpolados que cumplen con la característica señalada, por medio de una estructura de datos y hacemos uso de “</text:span><text:span text:style-name="T18">gsl_sort_index</text:span><text:span text:style-name="T10">” para ordenar de manera creciente los datos y extraer los valores de xmin y xmax. Luego</text:span><text:span text:style-name="T9"> hacemos uso de las diferentes <text:s/>tipos de generación de números aleatorios disponibles en GSL, </text:span><text:span text:style-name="T10">creando una función para cada caso e imprimimos en disco aquellos números <text:s/>que se encuentren en el rango de</text:span><text:span text:style-name="T18"> xmin</text:span><text:span text:style-name="T10"> y </text:span><text:span text:style-name="T18">xmax.</text:span></text:p>
      <text:p text:style-name="P14"/>
      <text:p text:style-name="P13">Punto 3) </text:p>
      <text:p text:style-name="P28">-<text:span text:style-name="T20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4">gsl_integration</text:span><text:span text:style-name="T20">” donde se usa especificamente -</text:span><text:span text:style-name="T24">gsl_integration_qags</text:span><text:span text:style-name="T20">-. A manera de prueba se compara el valor análitico de la integración <text:s/>con el valor numérico obtenido y se calcula el error entre estos.</text:span></text:p>
      <text:p text:style-name="P28"/>
      <text:p text:style-name="P21">Punto 4) </text:p>
      <text:p text:style-name="P29">-<text:span text:style-name="T21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se les suma un ruido gaussiano, haciendo uso de la siguiente función definida en GSL “gsl_randist” </text:span><text:soft-page-break/><text:span text:style-name="T21">más precisamente <text:s/>-</text:span><text:span text:style-name="T25">gsl_ran_poisson-, </text:span><text:span text:style-name="T22">luego se imprime en disco. Posteriormente para el ajuste se crea un nuevo programa que leerá dicho conjunto de datos y usará “</text:span><text:span text:style-name="T26">gsl_multifit_nlin</text:span><text:span text:style-name="T22">” para efetuar el ajuste no lineal y estimar los valores de</text:span><text:span text:style-name="T26"> a </text:span><text:span text:style-name="T22">y </text:span><text:span text:style-name="T26">b</text:span><text:span text:style-name="T22"> que mejor describen el modelo dado.</text:span></text:p>
      <text:p text:style-name="P29"/>
      <text:p text:style-name="P22">Punto 5) </text:p>
      <text:p text:style-name="P15">-<text:span text:style-name="T11">Para calcular la transformada de fourier de la función definida en el punto 1) </text:span><text:span text:style-name="T12">necesitamos hacer un muestreo uniforme de la función en el dominio </text:span><text:span text:style-name="T13"><text:s/>(0,2 *M_PI) </text:span><text:span text:style-name="T12">con frecuencia 1, 0.5 y 0.1 y hacer uso de la libre fftw3. Para tal fin, se </text:span><text:span text:style-name="T14">efectúa el muestreo en cada caso y los datos son almacenados en un estructura talque estos son </text:span><text:span text:style-name="T15">luego </text:span><text:span text:style-name="T14">cargados </text:span><text:span text:style-name="T15">a</text:span><text:span text:style-name="T14"> un vector tipo fftw_complex </text:span><text:span text:style-name="T15">que es pasado</text:span><text:span text:style-name="T14"> directamente a la función que calcula </text:span><text:span text:style-name="T15">la</text:span><text:span text:style-name="T14"> DFT -Discrete Fourier Transform- </text:span><text:span text:style-name="T15">y nos retorna los datos que corresponden al calculo de la transformada de fourier.</text:span></text:p>
      <text:p text:style-name="P15"/>
      <text:p text:style-name="P16"><text:span text:style-name="T15">N</text:span><text:span text:style-name="T8">ota: en ambos caso se imprime en disco, tanto el muestreo como el calculo de la DFT.</text:span></text:p>
      <text:p text:style-name="P15"/>
      <text:p text:style-name="P17"><text:span text:style-name="T8">A manera de prueba se calcula además de IDFT -</text:span><text:span text:style-name="T16">Inverse </text:span><text:span text:style-name="T14">Discrete Fourier Transform</text:span><text:span text:style-name="T8">- </text:span><text:span text:style-name="T16">de los datos obtenidos de hacer la DFT talque se pueda comprobar que en efecto el cálculo de la la transformada este bien realizado. </text:span><text:span text:style-name="T17">Para ello se realizan gráficas comparativas entre el muestreo y la IDFT y gráficas correspondientes al calculo de la DFT.</text:span></text:p>
      <text:p text:style-name="P17"/>
      <text:p text:style-name="P25">Respuesta</text:p>
      <text:p text:style-name="P18"/>
      <text:p text:style-name="P23">Punto 1)</text:p>
      <text:p text:style-name="P19"/>
      <text:p text:style-name="P33">THE DIFERENCE MEAN SQUARE OF inter_lineal.dat IS: 0.320424 </text:p>
      <text:p text:style-name="P30"/>
      <text:p text:style-name="P31">THE DIFERENCE MEAN SQUARE OF inter_poly.dat IS: 0.334178</text:p>
      <text:p text:style-name="P31"/>
      <text:p text:style-name="P31">THE DIFERENCE MEAN SQUARE OF inter_cspline.dat IS: 0.332490 </text:p>
      <text:p text:style-name="P31"/>
      <text:p text:style-name="P32">THE DIFERENCE MEAN SQUARE OF inter_cspline_per.dat IS: 0.321951 </text:p>
      <text:p text:style-name="P32"/>
      <text:p text:style-name="P32">THE DIFERENCE MEAN SQUARE OF inter_akima.dat IS: 0.334841</text:p>
      <text:p text:style-name="P32"/>
      <text:p text:style-name="P32">THE DIFERENCE MEAN SQUARE OF inter_akima_per.dat IS: <text:span text:style-name="T28">0.317622 </text:span></text:p>
      <text:p text:style-name="P32"/>
      <text:p text:style-name="P24">Punto 3)</text:p>
      <text:p text:style-name="P20"/>
      <text:p text:style-name="P52">result <text:s text:c="9"/>= -6.245575903751534597</text:p>
      <text:p text:style-name="P52">exact result <text:s text:c="3"/>= -6.283199999999999896</text:p>
      <text:p text:style-name="P52">estimated error = <text:s/>0.000000000000069340</text:p>
      <text:p text:style-name="P52">actual error <text:s text:c="3"/>= <text:s/>0.037624096248465300</text:p>
      <text:p text:style-name="P52">intervals <text:s text:c="6"/>= 1</text:p>
      <text:p text:style-name="P42"/>
      <text:p text:style-name="P35">Punto 4)</text:p>
      <text:p text:style-name="P35"/>
      <text:p text:style-name="P50">chisq/dof = 77.6223</text:p>
      <text:p text:style-name="P50">A <text:s text:c="5"/>= 0.91364 +/- 0.01465</text:p>
      <text:p text:style-name="P50">b <text:s text:c="5"/>= 0.99652 +/- 0.00396</text:p>
      <text:p text:style-name="P50">status = success</text:p>
      <text:p text:style-name="P49"><text:soft-page-break/></text:p>
      <text:p text:style-name="P34"/>
      <text:p text:style-name="P34"/>
      <text:p text:style-name="P34"/>
      <text:p text:style-name="P11">Diseño del <text:span text:style-name="T29">sistema</text:span></text:p>
      <text:p text:style-name="P11"/>
      <text:p text:style-name="P3">La solución a los problemas enunciados anteriormente se realiza en el lenguaje de programación C con </text:p>
      <text:p text:style-name="P3">un código modular el cual hace uso de librerías de GSL.</text:p>
      <text:p text:style-name="P7"/>
      <text:p text:style-name="P36">Punto 1) </text:p>
      <text:p text:style-name="P43">El programa principal se llama<text:span text:style-name="T3"> Interpolacion.c </text:span>el cual lhace llamados a<text:span text:style-name="T3"> gsl_spline.</text:span></text:p>
      <text:p text:style-name="P43"/>
      <text:p text:style-name="P36">Punto 2) </text:p>
      <text:p text:style-name="P43">El programa principal se llama <text:span text:style-name="T3">numeros_aleatorios.c, </text:span>dicho programa llama a <text:span text:style-name="T3">input.c </text:span>-diseñado para cargar los datos de entrada- <text:s/>y a su vez hace llamados a<text:span text:style-name="T3"> gsl_rng, </text:span>para generar los números aleatorios <text:span text:style-name="T3"><text:s/></text:span>y<text:span text:style-name="T3"> gsl_sort, </text:span>para ordenar los datos <text:s/>cargados de forma creciente<text:span text:style-name="T3">.</text:span></text:p>
      <text:p text:style-name="P43"/>
      <text:p text:style-name="P37">Punto 3)</text:p>
      <text:p text:style-name="P44">El programa principal se llama <text:span text:style-name="T5">Integracion.c</text:span><text:span text:style-name="T30"> </text:span>dicho programa llama a <text:span text:style-name="T3">input.c</text:span><text:span text:style-name="T30"> y a</text:span><text:span text:style-name="T5"> </text:span>su vez hace llamados a<text:span text:style-name="T3"> gsl_</text:span><text:span text:style-name="T5">integration</text:span><text:span text:style-name="T3">, </text:span><text:span text:style-name="T30">que se usa para cargar </text:span><text:span text:style-name="T5"><text:s/></text:span><text:span text:style-name="T24">gsl_integration_qags </text:span><text:span text:style-name="T30">y poder integrar la función interpolada.</text:span></text:p>
      <text:p text:style-name="P44"/>
      <text:p text:style-name="P38">Punto 4)</text:p>
      <text:p text:style-name="P45">El programa principal se llama <text:span text:style-name="T6">ajust</text:span><text:span text:style-name="T5">.c</text:span><text:span text:style-name="T30"> </text:span>dicho programa <text:span text:style-name="T31">lee los datos que arroja el subprograma </text:span><text:span text:style-name="T6">random_noise.c </text:span><text:span text:style-name="T31">-diseñado para cargar los datos de la interpolación con el menor dms y les suma un ruido gaussiano con varianza 0.5- y hace llamado a</text:span><text:span text:style-name="T6"> gsl_multifit_nlin</text:span><text:span text:style-name="T31">, que se usa para ajustar los datos al modelo dado.</text:span></text:p>
      <text:p text:style-name="P45"/>
      <text:p text:style-name="P39">Punto 5)</text:p>
      <text:p text:style-name="P46">Hay programa tres programas<text:span text:style-name="T3"> Fourier_transforms.c, Fourier_transforms2.c <text:s/></text:span>y<text:span text:style-name="T3"> Fourier_transforms3.c </text:span>cada uno de los cuales resuelve los casos a), b) y c) respectivamente.</text:p>
      <text:p text:style-name="P46"/>
      <text:p text:style-name="P46"/>
      <text:p text:style-name="P12">Programas Gráficas </text:p>
      <text:p text:style-name="P4"/>
      <text:p text:style-name="P47">Para realizar cada gráfica se hace un script de gnuplot, esto son: </text:p>
      <text:p text:style-name="P47"/>
      <text:p text:style-name="P48"><text:s text:c="44"/></text:p>
      <text:p text:style-name="P48"><text:span text:style-name="T23">script_grafica_fourier_comparacion.</text:span><text:span text:style-name="T27">sh</text:span><text:span text:style-name="T23"> <text:s/></text:span><text:s text:c="13"/>→ grafica el sampling de f(x) y la IDFT</text:p>
      <text:p text:style-name="P48"><text:span text:style-name="T23">script_grafica_fourier.</text:span><text:span text:style-name="T27">sh</text:span> <text:s text:c="35"/>→ grafica la DFT</text:p>
      <text:p text:style-name="P48"><text:span text:style-name="T23">script_grafica_interpolacion_comparacion.</text:span><text:span text:style-name="T27">sh</text:span> <text:s/>→ grafica <text:s/>el sampling de f(x) y cada uno de los métodos de interpolción</text:p>
      <text:p text:style-name="P48"><text:span text:style-name="T23">script_grafica_interpolacion.</text:span><text:span text:style-name="T27">sh</text:span><text:span text:style-name="T23"> <text:s text:c="4"/></text:span><text:s text:c="21"/>→ <text:s/>grafica <text:s/>el sampling de f(x) y uno de los métodos de interpolación</text:p>
      <text:p text:style-name="P40">script_grafica_gaussina_noise.sh <text:s text:c="16"/>→ <text:span text:style-name="T19">graficas los datos interpolados mas un ruido gaussiano</text:span></text:p>
      <text:p text:style-name="P51"/>
      <text:p text:style-name="P41">grafica_ajuste.gp <text:s text:c="34"/>→ grafica los datos con ruido gaussiano y su respectivo aju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26T23:01:08.459880913</dc:date>
    <meta:editing-duration>PT2H14M46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3" meta:paragraph-count="61" meta:word-count="1073" meta:character-count="7017" meta:non-whitespace-character-count="5760"/>
  </office:meta>
</office:document-meta>
</file>